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74.5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51.86mm"/>
    </style:style>
    <style:style style:name="co8" style:family="table-column">
      <style:table-column-properties fo:break-before="auto" style:column-width="49.21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342.37mm"/>
    </style:style>
    <style:style style:name="co11" style:family="table-column">
      <style:table-column-properties fo:break-before="auto" style:column-width="220.13mm"/>
    </style:style>
    <style:style style:name="co12" style:family="table-column">
      <style:table-column-properties fo:break-before="auto" style:column-width="269.88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37.84mm"/>
    </style:style>
    <style:style style:name="co15" style:family="table-column">
      <style:table-column-properties fo:break-before="auto" style:column-width="216.96mm"/>
    </style:style>
    <style:style style:name="co16" style:family="table-column">
      <style:table-column-properties fo:break-before="auto" style:column-width="40.22mm"/>
    </style:style>
    <style:style style:name="co17" style:family="table-column">
      <style:table-column-properties fo:break-before="auto" style:column-width="240.24mm"/>
    </style:style>
    <style:style style:name="co18" style:family="table-column">
      <style:table-column-properties fo:break-before="auto" style:column-width="35.72mm"/>
    </style:style>
    <style:style style:name="co19" style:family="table-column">
      <style:table-column-properties fo:break-before="auto" style:column-width="239.1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8.26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_20_3.0">
      <style:table-properties table:display="true" style:writing-mode="lr-tb"/>
    </style:style>
    <style:style style:name="ta4" style:family="table" style:master-page-name="PageStyle_5f_UC_20_3.1">
      <style:table-properties table:display="true" style:writing-mode="lr-tb"/>
    </style:style>
    <style:style style:name="ta5" style:family="table" style:master-page-name="PageStyle_5f_UC_20_3.2">
      <style:table-properties table:display="true" style:writing-mode="lr-tb"/>
    </style:style>
    <style:style style:name="ta6" style:family="table" style:master-page-name="PageStyle_5f_UC_20_1.0">
      <style:table-properties table:display="true" style:writing-mode="lr-tb"/>
    </style:style>
    <style:style style:name="ta7" style:family="table" style:master-page-name="PageStyle_5f_UC_20_1.1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fo:border-bottom="0.74pt solid #000000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ioridade </text:p>
          </table:table-cell>
          <table:table-cell table:style-name="ce1" office:value-type="string" calcext:value-type="string">
            <text:p>Situaç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1</text:p>
          </table:table-cell>
          <table:table-cell table:style-name="ce2" office:value-type="string" calcext:value-type="string">
            <text:p>Cadastrar Insum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2</text:p>
          </table:table-cell>
          <table:table-cell table:style-name="ce2" office:value-type="string" calcext:value-type="string">
            <text:p>Listar Insum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3</text:p>
          </table:table-cell>
          <table:table-cell table:style-name="ce2" office:value-type="string" calcext:value-type="string">
            <text:p>Alterar dados de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4</text:p>
          </table:table-cell>
          <table:table-cell table:style-name="ce2" office:value-type="string" calcext:value-type="string">
            <text:p>Remover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1</text:p>
          </table:table-cell>
          <table:table-cell table:style-name="ce2" office:value-type="string" calcext:value-type="string">
            <text:p>Cadastra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2</text:p>
          </table:table-cell>
          <table:table-cell table:style-name="ce2" office:value-type="string" calcext:value-type="string">
            <text:p>Listar animai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3</text:p>
          </table:table-cell>
          <table:table-cell table:style-name="ce2" office:value-type="string" calcext:value-type="string">
            <text:p>Alterar Dados de animais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4</text:p>
          </table:table-cell>
          <table:table-cell table:style-name="ce2" office:value-type="string" calcext:value-type="string">
            <text:p>Remove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1</text:p>
          </table:table-cell>
          <table:table-cell table:style-name="ce2" office:value-type="string" calcext:value-type="string">
            <text:p>Cadastr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2</text:p>
          </table:table-cell>
          <table:table-cell table:style-name="ce2" office:value-type="string" calcext:value-type="string">
            <text:p>List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3</text:p>
          </table:table-cell>
          <table:table-cell table:style-name="ce2" office:value-type="string" calcext:value-type="string">
            <text:p>Alterar Dados de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4</text:p>
          </table:table-cell>
          <table:table-cell table:style-name="ce2" office:value-type="string" calcext:value-type="string">
            <text:p>Remove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C 4.1</text:p>
          </table:table-cell>
          <table:table-cell table:style-name="ce3" office:value-type="string" calcext:value-type="string">
            <text:p>Cadastrar cálculo de balanceamento de ração</text:p>
          </table:table-cell>
          <table:table-cell table:style-name="ce3" office:value-type="string" calcext:value-type="string">
            <text:p>Alta</text:p>
          </table:table-cell>
          <table:table-cell table:style-name="ce3" office:value-type="string" calcext:value-type="string">
            <text:p>Em Progresso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UC 4.2</text:p>
          </table:table-cell>
          <table:table-cell table:style-name="ce3" office:value-type="string" calcext:value-type="string">
            <text:p>Listar cálculo de balanceamento de ração</text:p>
          </table:table-cell>
          <table:table-cell table:style-name="ce3" office:value-type="string" calcext:value-type="string">
            <text:p>Alta</text:p>
          </table:table-cell>
          <table:table-cell table:style-name="ce3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C 4.3</text:p>
          </table:table-cell>
          <table:table-cell table:style-name="ce3" office:value-type="string" calcext:value-type="string">
            <text:p>Alterar cálculo de balanceamento de ração</text:p>
          </table:table-cell>
          <table:table-cell table:style-name="ce3" office:value-type="string" calcext:value-type="string">
            <text:p>Alta</text:p>
          </table:table-cell>
          <table:table-cell table:style-name="ce3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C 4.4</text:p>
          </table:table-cell>
          <table:table-cell table:style-name="ce3" office:value-type="string" calcext:value-type="string">
            <text:p>Remover cálculo de balanceamento de ração</text:p>
          </table:table-cell>
          <table:table-cell table:style-name="ce3" office:value-type="string" calcext:value-type="string">
            <text:p>Alta</text:p>
          </table:table-cell>
          <table:table-cell table:style-name="ce3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5.1</text:p>
          </table:table-cell>
          <table:table-cell table:style-name="ce2" office:value-type="string" calcext:value-type="string">
            <text:p>Autenticar login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5.2</text:p>
          </table:table-cell>
          <table:table-cell table:style-name="ce2" office:value-type="string" calcext:value-type="string">
            <text:p>Deslogar do Sistema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or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Ator</text:p>
          </table:table-cell>
          <table:table-cell table:style-name="ce5" office:value-type="string" calcext:value-type="string">
            <text:p>Descrição</text:p>
          </table:table-cell>
          <table:table-cell table:number-columns-repeated="1021"/>
        </table:table-row>
        <table:table-row table:style-name="ro4">
          <table:table-cell/>
          <table:table-cell table:style-name="ce6" office:value-type="string" calcext:value-type="string">
            <text:p>Funcionário</text:p>
          </table:table-cell>
          <table:table-cell table:style-name="ce7" office:value-type="string" calcext:value-type="string">
            <text:p>Representa as pessoas que utilizarão o sistema em suas funções básicas de operação</text:p>
          </table:table-cell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>
            <text:p>Administrador</text:p>
          </table:table-cell>
          <table:table-cell table:style-name="ce6" office:value-type="string" calcext:value-type="string">
            <text:p>Representa as pessoas que utilizarão o sistema em suas funções mais avançadas</text:p>
          </table:table-cell>
          <table:table-cell table:number-columns-repeated="1021"/>
        </table:table-row>
        <table:table-row table:style-name="ro3">
          <table:table-cell/>
          <table:table-cell table:style-name="ce7" table:number-columns-repeated="2"/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1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Cadastrar Insumo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6" office:value-type="string" calcext:value-type="string">
            <text:p>PR2 - O Funcionário ou Administrador deve estar na tela cadastro de insumos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Fluxo Principal</text:p>
          </table:table-cell>
          <table:table-cell table:style-name="ce17" office:value-type="string" calcext:value-type="string">
            <text:p>FP1 - O Funcionário ou Administrador deve preencher os campos do formulário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18" office:value-type="string" calcext:value-type="string">
            <text:p>FP2 - O Funcionário ou Administrador deve clicar em "Confirmar".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Fluxo Alternativo</text:p>
          </table:table-cell>
          <table:table-cell table:style-name="ce19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RN1 - A descrição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2 - A validade e fabricação deverão receber valores no formato de data "dd/mm/aaa"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3 - O quantidade deverá receber números inteiro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4 - O fornecedor deverá receber o código do fornecedor cadastrado no sistema.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O Insumo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1, UC 1.2, UC 1.3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2" table:style-name="ta4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Listar Insumos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24" office:value-type="string" calcext:value-type="string">
            <text:p>PR2 - O Funcionário ou Administrador deve estar na tela de busca de insumos.</text:p>
          </table:table-cell>
          <table:table-cell table:number-columns-repeated="1021"/>
        </table:table-row>
        <table:table-row table:style-name="ro3">
          <table:table-cell/>
          <table:table-cell table:style-name="ce23" office:value-type="string" calcext:value-type="string">
            <text:p>Fluxo Principal</text:p>
          </table:table-cell>
          <table:table-cell table:style-name="ce25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Alternativo</text:p>
          </table:table-cell>
          <table:table-cell table:style-name="ce15" office:value-type="string" calcext:value-type="string">
            <text:p>AF1 - Se não houver nenhum Insumo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Aparecerá uma lista com os Insumos <text:s/>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3" table:style-name="ta5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Alterar dados do Insumo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2 - O Funcionário ou Administrador deve estar na tela de busca de Insumos 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3 - O Funcionário ou Administrador deve ter selecionado o Insumo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Fluxo Principal</text:p>
          </table:table-cell>
          <table:table-cell table:style-name="ce20" office:value-type="string" calcext:value-type="string">
            <text:p>FP1 - O Funcionário ou Administrador deve preencher o campo do formulário na qual deseje alterar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Fluxo Alternativo</text:p>
          </table:table-cell>
          <table:table-cell table:style-name="ce27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11" office:value-type="string" calcext:value-type="string">
            <text:p>Regras de negócio</text:p>
          </table:table-cell>
          <table:table-cell table:style-name="ce21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Os dados do Insumo terão alterad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3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1" table:style-name="ta6">
        <office:forms form:automatic-focus="false" form:apply-design-mode="false"/>
        <table:table-column table:style-name="co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Cadastrar Client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6">
          <table:table-cell/>
          <table:table-cell table:style-name="ce12"/>
          <table:table-cell table:style-name="ce24" office:value-type="string" calcext:value-type="string">
            <text:p>PR2 - O Funcionário ou Administrador deve estar na tela cadastro de clientes.</text:p>
          </table:table-cell>
          <table:table-cell table:number-columns-repeated="1021"/>
        </table:table-row>
        <table:table-row table:style-name="ro3">
          <table:table-cell/>
          <table:table-cell table:style-name="ce23" office:value-type="string" calcext:value-type="string">
            <text:p>Fluxo Principal</text:p>
          </table:table-cell>
          <table:table-cell table:style-name="ce25" office:value-type="string" calcext:value-type="string">
            <text:p>FP1 - O Funcionário ou Administrador deve preencher os campos do formulário(nome, cpf,endereço, telefone, e-mail)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Alternativo</text:p>
          </table:table-cell>
          <table:table-cell table:style-name="ce15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RN1 - O nome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2 - O cpf deverá receber somente números e no máximo 11 caracter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3 - O endereço deverá ter no mínimo 5 e no máximo 50 caracter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1" office:value-type="string" calcext:value-type="string">
            <text:p>RN4 - O telefone deverá ter somente números e no mínimo 9 caracteres e no máximo 15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18" office:value-type="string" calcext:value-type="string">
            <text:p>RN5 - O e-mail deverá ter no mínimo 5 caracteres e no máximo 50, além de ter que possuir um "@".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O cliente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1, UC 1.2, UC 1.3</text:p>
          </table:table-cell>
          <table:table-cell table:number-columns-repeated="1021"/>
        </table:table-row>
        <table:table-row table:style-name="ro3">
          <table:table-cell/>
          <table:table-cell table:style-name="ce28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2" table:style-name="ta7">
        <office:forms form:automatic-focus="fals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Listar Clientes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24" office:value-type="string" calcext:value-type="string">
            <text:p>PR2 - O Funcionário ou Administrador deve estar na tela de busca de clientes.</text:p>
          </table:table-cell>
          <table:table-cell table:number-columns-repeated="1021"/>
        </table:table-row>
        <table:table-row table:style-name="ro3">
          <table:table-cell/>
          <table:table-cell table:style-name="ce23" office:value-type="string" calcext:value-type="string">
            <text:p>Fluxo Principal</text:p>
          </table:table-cell>
          <table:table-cell table:style-name="ce25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Alternativo</text:p>
          </table:table-cell>
          <table:table-cell table:style-name="ce15" office:value-type="string" calcext:value-type="string">
            <text:p>AF1 - Se não houver nenhum cliete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Aparecerá uma lista com os clientes com o 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3" table:style-name="ta8">
        <office:forms form:automatic-focus="false" form:apply-design-mode="false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2 - O Funcionário ou Administrador deve estar na tela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3 - O Funcionário ou Administrador deve ter selecionado o cliente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Fluxo Principal</text:p>
          </table:table-cell>
          <table:table-cell table:style-name="ce20" office:value-type="string" calcext:value-type="string">
            <text:p>FP1 - O Funcionário ou Administrador deve preencher o campo do formulário na qual deseje alterar(nome,cpf,endereço, e-mail, telefone)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18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Fluxo Alternativo</text:p>
          </table:table-cell>
          <table:table-cell table:style-name="ce19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/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Os dados do Cliente terão alterad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4" table:style-name="ta8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aso de Uso</text:p>
          </table:table-cell>
          <table:table-cell table:style-name="ce14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Atores envolvidos</text:p>
          </table:table-cell>
          <table:table-cell table:style-name="ce15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Pré condições</text:p>
          </table:table-cell>
          <table:table-cell table:style-name="ce15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2 - O Funcionário ou Administrador deve estar na tela cadastro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9" office:value-type="string" calcext:value-type="string">
            <text:p>PR3 - O Funcionário ou Administrador deve ter selecionado o cliente no qual quer remover.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Fluxo Principal</text:p>
          </table:table-cell>
          <table:table-cell table:style-name="ce20" office:value-type="string" calcext:value-type="string">
            <text:p>FP1 - O Funcionário ou Administrador deve clicar em "Remover Cliente";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style-name="ce18" office:value-type="string" calcext:value-type="string">
            <text:p>FP2 - Aparecerá uma mensagem de confirção, o Funcionário ou Administrador deve clicar em "sim".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Fluxo Alternativo</text:p>
          </table:table-cell>
          <table:table-cell table:style-name="ce19" office:value-type="string" calcext:value-type="string">
            <text:p>AF1 - Caso não queira remover o cliente, o Funcionário ou Administrador deverá clicar em "não"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/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ós-condições</text:p>
          </table:table-cell>
          <table:table-cell table:style-name="ce22" office:value-type="string" calcext:value-type="string">
            <text:p>O cliente terá sido excluíd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Casos de Uso</text:p>
          </table:table-cell>
          <table:table-cell table:style-name="ce22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3:08:40.4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1" style:display-name="PageStyle_UC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0" style:display-name="PageStyle_UC 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2" style:display-name="PageStyle_UC 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3" style:display-name="PageStyle_UC 1.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0" style:display-name="PageStyle_UC 2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1" style:display-name="PageStyle_UC 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0" style:display-name="PageStyle_UC 3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2" style:display-name="PageStyle_UC 2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1" style:display-name="PageStyle_UC 3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2" style:display-name="PageStyle_UC 3.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6-12-01T16:54:38</meta:creation-date>
    <dc:date>2017-01-29T16:56:38.462000000</dc:date>
    <meta:generator>LibreOffice/5.2.4.2$Windows_x86 LibreOffice_project/3d5603e1122f0f102b62521720ab13a38a4e0eb0</meta:generator>
    <meta:editing-duration>PT1H26S</meta:editing-duration>
    <meta:editing-cycles>3</meta:editing-cycles>
    <meta:document-statistic meta:table-count="9" meta:cell-count="2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